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d54a" officeooo:paragraph-rsid="001ad54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ad54a" officeooo:paragraph-rsid="001ad54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d54a" officeooo:paragraph-rsid="001ad54a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ad54a" officeooo:paragraph-rsid="001ad54a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1ad54a" officeooo:paragraph-rsid="001ad54a"/>
    </style:style>
    <style:style style:name="P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1ad54a" officeooo:paragraph-rsid="001ad54a"/>
    </style:style>
    <style:style style:name="P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rsid="001ad54a" officeooo:paragraph-rsid="001ad54a"/>
    </style:style>
    <style:style style:name="P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1ad54a" officeooo:paragraph-rsid="001ad54a"/>
    </style:style>
    <style:style style:name="P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rsid="001ad54a" officeooo:paragraph-rsid="001ad54a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1ad54a" officeooo:paragraph-rsid="001ad54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1c48bf" officeooo:paragraph-rsid="001c48b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084ce" officeooo:paragraph-rsid="002084ce" style:font-weight-asian="bold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rsid="001c48bf" officeooo:paragraph-rsid="001c48bf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officeooo:rsid="001c48bf" officeooo:paragraph-rsid="001c48bf"/>
    </style:style>
    <style:style style:name="P1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officeooo:rsid="001c48bf" officeooo:paragraph-rsid="001c48bf"/>
    </style:style>
    <style:style style:name="P1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officeooo:rsid="001c48bf" officeooo:paragraph-rsid="001c48bf"/>
    </style:style>
    <style:style style:name="P1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officeooo:rsid="001c48bf" officeooo:paragraph-rsid="001c48bf"/>
    </style:style>
    <style:style style:name="P18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officeooo:rsid="001c48bf" officeooo:paragraph-rsid="001c48bf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1f4a97" officeooo:paragraph-rsid="001f4a97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2084ce" officeooo:paragraph-rsid="002084ce"/>
    </style:style>
    <style:style style:name="P21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officeooo:rsid="002084ce" officeooo:paragraph-rsid="002084c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f4a97" officeooo:paragraph-rsid="001f4a97"/>
    </style:style>
    <style:style style:name="T1" style:family="text">
      <style:text-properties style:text-line-through-style="none" style:text-line-through-typ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– FREQUENTLY USED COMMANDS</text:p>
      <text:p text:style-name="P1"/>
      <text:p text:style-name="P3">Checkout :</text:p>
      <text:list xml:id="list2953087946" text:style-name="L1">
        <text:list-item>
          <text:p text:style-name="P4">git checkout &lt;branch_name&gt;</text:p>
          <text:p text:style-name="P22">(could be remote branch name also. But before pulling remote branch do git pull)</text:p>
        </text:list-item>
        <text:list-item>
          <text:p text:style-name="P4">git checkout &lt;commit_ref&gt;</text:p>
          <text:p text:style-name="P4">git checkout &lt;branch_name&gt; </text:p>
          <text:p text:style-name="P4">(to reset to branch last commit)</text:p>
        </text:list-item>
        <text:list-item>
          <text:p text:style-name="P4">git checkout -- &lt;file-name&gt;</text:p>
        </text:list-item>
        <text:list-item>
          <text:p text:style-name="P4">git checkout -<text:span text:style-name="T1">b &lt;new_branch_name&gt;</text:span></text:p>
        </text:list-item>
      </text:list>
      <text:p text:style-name="P5"/>
      <text:p text:style-name="P10">Branch :</text:p>
      <text:list xml:id="list912472116" text:style-name="L2">
        <text:list-item>
          <text:p text:style-name="P6">git branch</text:p>
        </text:list-item>
        <text:list-item>
          <text:p text:style-name="P6">git branch &lt;new_branch_name&gt;</text:p>
        </text:list-item>
        <text:list-item>
          <text:p text:style-name="P6">git branch -d &lt;branch_to_be_deleted&gt;</text:p>
        </text:list-item>
        <text:list-item>
          <text:p text:style-name="P19">git branch -a</text:p>
        </text:list-item>
        <text:list-item>
          <text:p text:style-name="P19">git branch -r</text:p>
          <text:p text:style-name="P20">(only remote branches)</text:p>
        </text:list-item>
      </text:list>
      <text:p text:style-name="P5"/>
      <text:p text:style-name="P10">Merge :</text:p>
      <text:list xml:id="list3532388629" text:style-name="L3">
        <text:list-item>
          <text:p text:style-name="P7">git checkout master</text:p>
          <text:p text:style-name="P7">git checkout &lt;branch_to_be_merged&gt;</text:p>
        </text:list-item>
        <text:list-item>
          <text:p text:style-name="P7">git merge --abort </text:p>
          <text:p text:style-name="P7">(to abort the merge happend. To reset conflicted file)</text:p>
        </text:list-item>
        <text:list-item>
          <text:p text:style-name="P7"><text:s/>git merge --squash &lt;branch_to_be_merged&gt;</text:p>
          <text:p text:style-name="P7">(to merge the contents with out merging the history commits)</text:p>
        </text:list-item>
      </text:list>
      <text:p text:style-name="P5"/>
      <text:p text:style-name="P10">Ignore :</text:p>
      <text:list xml:id="list2041658942" text:style-name="L4">
        <text:list-item>
          <text:p text:style-name="P8">check in .gitignore file or create from github repo</text:p>
        </text:list-item>
        <text:list-item>
          <text:p text:style-name="P8"># for comments</text:p>
        </text:list-item>
      </text:list>
      <text:p text:style-name="P5"/>
      <text:p text:style-name="P10">Move or Rename :</text:p>
      <text:list xml:id="list3229332098" text:style-name="L5">
        <text:list-item>
          <text:p text:style-name="P9">git mv &lt;source file&gt; &lt;target location&gt;</text:p>
        </text:list-item>
        <text:list-item>
          <text:p text:style-name="P9">mv &lt;source file&gt; &lt;target location&gt;</text:p>
          <text:p text:style-name="P9">git rm &lt;source file&gt;</text:p>
          <text:p text:style-name="P9">git add &lt;target file&gt;</text:p>
        </text:list-item>
        <text:list-item>
          <text:p text:style-name="P9">git add -A .</text:p>
          <text:p text:style-name="P13">(automatically detect moved files)</text:p>
        </text:list-item>
      </text:list>
      <text:p text:style-name="P14"/>
      <text:p text:style-name="P11">Remove :</text:p>
      <text:list xml:id="list2166135228" text:style-name="L6">
        <text:list-item>
          <text:p text:style-name="P15">git rm &lt;file name&gt;</text:p>
        </text:list-item>
        <text:list-item>
          <text:p text:style-name="P15">rm &lt;file name&gt;</text:p>
          <text:p text:style-name="P15">git rm &lt;file name&gt;</text:p>
          <text:p text:style-name="P15">(or)</text:p>
          <text:p text:style-name="P15">git add -u .</text:p>
        </text:list-item>
        <text:list-item>
          <text:p text:style-name="P15">git rm –cached &lt;file name&gt;</text:p>
          <text:p text:style-name="P15">(delete from repo but not in dir)</text:p>
        </text:list-item>
      </text:list>
      <text:p text:style-name="P14"/>
      <text:p text:style-name="P11">Logs :</text:p>
      <text:list xml:id="list174819775" text:style-name="L7">
        <text:list-item>
          <text:p text:style-name="P16">git log</text:p>
        </text:list-item>
        <text:list-item>
          <text:p text:style-name="P16">git log --oneline</text:p>
        </text:list-item>
        <text:list-item>
          <text:p text:style-name="P16">git log --stat</text:p>
          <text:p text:style-name="P16"><text:soft-page-break/>(show filename) </text:p>
        </text:list-item>
        <text:list-item>
          <text:p text:style-name="P16">git log --patch</text:p>
          <text:p text:style-name="P16">(show code diff)</text:p>
        </text:list-item>
        <text:list-item>
          <text:p text:style-name="P16">git log --graph --all --decorate --oneline --10 <text:s/></text:p>
        </text:list-item>
      </text:list>
      <text:p text:style-name="P11">Commit :</text:p>
      <text:list xml:id="list1607983363" text:style-name="L8">
        <text:list-item>
          <text:p text:style-name="P17">git add &lt;file name&gt; </text:p>
          <text:p text:style-name="P17">(move to staging area)</text:p>
        </text:list-item>
        <text:list-item>
          <text:p text:style-name="P17">git commit -m “msg”</text:p>
        </text:list-item>
      </text:list>
      <text:p text:style-name="P14"/>
      <text:p text:style-name="P11">Diff : </text:p>
      <text:list xml:id="list1553510387" text:style-name="L9">
        <text:list-item>
          <text:p text:style-name="P18">git diff </text:p>
          <text:p text:style-name="P18">(from staging area)</text:p>
        </text:list-item>
        <text:list-item>
          <text:p text:style-name="P18">git diff --staged </text:p>
          <text:p text:style-name="P18">(from last commit)</text:p>
        </text:list-item>
        <text:list-item>
          <text:p text:style-name="P18">git diff HEAD</text:p>
          <text:p text:style-name="P18">(from the last commit)</text:p>
        </text:list-item>
        <text:list-item>
          <text:p text:style-name="P18">git diff --color--words </text:p>
          <text:p text:style-name="P18"><text:s text:c="12"/>--word-diff</text:p>
        </text:list-item>
        <text:list-item>
          <text:p text:style-name="P18">git diff –stat</text:p>
          <text:p text:style-name="P18">(only file diff)</text:p>
        </text:list-item>
      </text:list>
      <text:p text:style-name="P5"><text:tab/></text:p>
      <text:p text:style-name="P12">Push :</text:p>
      <text:list xml:id="list1652701207" text:style-name="L10">
        <text:list-item>
          <text:p text:style-name="P21">git push -u origin &lt;new_branch_to_be_pushed&gt;</text:p>
          <text:p text:style-name="P21">(push newly created branch)</text:p>
        </text:list-item>
        <text:list-item>
          <text:p text:style-name="P21">git push</text:p>
          <text:p text:style-name="P21">(push code change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5:33:30.885778119</meta:creation-date>
    <dc:date>2018-12-23T17:19:36.088684883</dc:date>
    <meta:editing-duration>PT11M14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2" meta:paragraph-count="70" meta:word-count="329" meta:character-count="1589" meta:non-whitespace-character-count="1376"/>
  </office:meta>
</office:document-meta>
</file>